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Observed</text:p>
          </table:table-cell>
          <table:table-cell office:value-type="string" calcext:value-type="string">
            <text:p>Predicted probability</text:p>
          </table:table-cell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Predicted probability 0</text:p>
          </table:table-cell>
          <table:table-cell office:value-type="string" calcext:value-type="string">
            <text:p>Predicted probability 1</text:p>
          </table:table-cell>
          <table:table-cell office:value-type="string" calcext:value-type="string">
            <text:p>Predicted probability 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52" calcext:value-type="float">
            <text:p>0.1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.546" calcext:value-type="float">
            <text:p>0.5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art per category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ean per bin</text:p>
          </table:table-cell>
          <table:table-cell table:number-columns-repeated="6"/>
          <table:table-cell office:value-type="string" calcext:value-type="string">
            <text:p>Repeat for each observed category - keep all ionstances i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bserved</text:p>
          </table:table-cell>
          <table:table-cell office:value-type="string" calcext:value-type="string">
            <text:p>Predicted probability</text:p>
          </table:table-cell>
          <table:table-cell/>
          <table:table-cell office:value-type="string" calcext:value-type="string">
            <text:p>Get the probability of being in the current category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string" calcext:value-type="string">
            <text:p>Instancces are either In or Out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plit into equal bins based on the probability of current category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the proportion that are category match the bin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bserved</text:p>
          </table:table-cell>
          <table:table-cell office:value-type="string" calcext:value-type="string">
            <text:p>Predicted probability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Observed</text:p>
          </table:table-cell>
          <table:table-cell office:value-type="string" calcext:value-type="string">
            <text:p>Predicted probability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0.546" calcext:value-type="float">
            <text:p>0.54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fold</text:p>
          </table:table-cell>
          <table:table-cell office:value-type="string" calcext:value-type="string">
            <text:p>nominal bin</text:p>
          </table:table-cell>
          <table:table-cell office:value-type="string" calcext:value-type="string">
            <text:p>bin max</text:p>
          </table:table-cell>
          <table:table-cell office:value-type="string" calcext:value-type="string">
            <text:p>bin ave prob</text:p>
          </table:table-cell>
          <table:table-cell office:value-type="string" calcext:value-type="string">
            <text:p>observed</text:p>
          </table:table-cell>
          <table:table-cell/>
          <table:table-cell office:value-type="string" calcext:value-type="string">
            <text:p>Sept</text:p>
          </table:table-cell>
          <table:table-cell office:value-type="float" office:value="294.75" calcext:value-type="float">
            <text:p>29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Oct</text:p>
          </table:table-cell>
          <table:table-cell office:value-type="float" office:value="365.06" calcext:value-type="float">
            <text:p>365.06</text:p>
          </table:table-cell>
          <table:table-cell/>
          <table:table-cell office:value-type="float" office:value="659.81" calcext:value-type="float">
            <text:p>659.8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" calcext:value-type="float">
            <text:p>0.07</text:p>
          </table:table-cell>
          <table:table-cell/>
          <table:table-cell table:style-name="ce1" office:value-type="string" calcext:value-type="string">
            <text:p>Nov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Dec</text:p>
          </table:table-cell>
          <table:table-cell office:value-type="float" office:value="358.59" calcext:value-type="float">
            <text:p>358.59</text:p>
          </table:table-cell>
          <table:table-cell/>
          <table:table-cell office:value-type="float" office:value="358.59" calcext:value-type="float">
            <text:p>358.5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Jan</text:p>
          </table:table-cell>
          <table:table-cell office:value-type="float" office:value="355.54" calcext:value-type="float">
            <text:p>355.54</text:p>
          </table:table-cell>
          <table:table-cell/>
          <table:table-cell office:value-type="float" office:value="355.54" calcext:value-type="float">
            <text:p>355.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formula="of:=AVERAGE([.F27:.F29])" office:value-type="float" office:value="0.1" calcext:value-type="float">
            <text:p>0.1</text:p>
          </table:table-cell>
          <table:table-cell table:formula="of:=AVERAGE([.G27:.G29])" office:value-type="float" office:value="0.11" calcext:value-type="float">
            <text:p>0.11</text:p>
          </table:table-cell>
          <table:table-cell/>
          <table:table-cell office:value-type="string" calcext:value-type="string">
            <text:p>Feb</text:p>
          </table:table-cell>
          <table:table-cell office:value-type="float" office:value="390.18" calcext:value-type="float">
            <text:p>390.18</text:p>
          </table:table-cell>
          <table:table-cell/>
          <table:table-cell office:value-type="float" office:value="390.18" calcext:value-type="float">
            <text:p>390.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 Error</text:p>
          </table:table-cell>
          <table:table-cell table:formula="of:=STDEV([.F27:.F29])/SQRT(3)" office:value-type="float" office:value="0.0144337567297406" calcext:value-type="float">
            <text:p>0.0144337567297406</text:p>
          </table:table-cell>
          <table:table-cell table:formula="of:=STDEV([.G27:.G29])/SQRT(3)" office:value-type="float" office:value="0.0208166599946613" calcext:value-type="float">
            <text:p>0.0208166599946613</text:p>
          </table:table-cell>
          <table:table-cell/>
          <table:table-cell office:value-type="string" calcext:value-type="string">
            <text:p>March</text:p>
          </table:table-cell>
          <table:table-cell table:style-name="ce1" office:value-type="float" office:value="420.45" calcext:value-type="float">
            <text:p>420.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pril</text:p>
          </table:table-cell>
          <table:table-cell office:value-type="float" office:value="205.62" calcext:value-type="float">
            <text:p>205.62</text:p>
          </table:table-cell>
          <table:table-cell/>
          <table:table-cell office:value-type="float" office:value="205.62" calcext:value-type="float">
            <text:p>205.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ay</text:p>
          </table:table-cell>
          <table:table-cell table:style-name="ce1" office:value-type="float" office:value="255.26" calcext:value-type="float">
            <text:p>255.2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June</text:p>
          </table:table-cell>
          <table:table-cell office:value-type="float" office:value="409.11" calcext:value-type="float">
            <text:p>409.11</text:p>
          </table:table-cell>
          <table:table-cell/>
          <table:table-cell office:value-type="float" office:value="409.11" calcext:value-type="float">
            <text:p>409.1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asy way calc some measure of confidence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09:04:24.901152123</meta:creation-date>
    <dc:date>2023-06-09T20:10:20.385040503</dc:date>
    <meta:editing-duration>PT8H14M56S</meta:editing-duration>
    <meta:editing-cycles>2</meta:editing-cycles>
    <meta:generator>LibreOffice/7.3.7.2$Linux_X86_64 LibreOffice_project/30$Build-2</meta:generator>
    <meta:document-statistic meta:table-count="1" meta:cell-count="158" meta:object-count="0"/>
  </office:meta>
</office:document-meta>
</file>